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4be70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4be70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4be70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4be70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4be70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4be70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4be70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4be70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4be70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4be70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4be70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4be70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4be70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4be70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4be70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4be70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4be70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Samuel Jeremias Cova Castro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0/2/2016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615634760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2D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Geina Carolina Castro Bell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563476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15.157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67" meta:non-whitespace-character-count="999"/>
    <meta:template xlink:type="simple" xlink:actuate="onRequest" xlink:title="Normal" xlink:href=""/>
  </office:meta>
</office:document-meta>
</file>